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anumGothicCoding" svg:font-family="NanumGothicCoding"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anumGothic" svg:font-family="NanumGothic" style:font-family-generic="system" style:font-pitch="variable"/>
  </office:font-face-decls>
  <office:automatic-styles>
    <style:style style:name="P1" style:family="paragraph" style:parent-style-name="Text_20_body">
      <style:text-properties officeooo:rsid="0036bee4" officeooo:paragraph-rsid="003b2866"/>
    </style:style>
    <style:style style:name="P2" style:family="paragraph" style:parent-style-name="Text_20_body" style:list-style-name="L1">
      <style:text-properties officeooo:rsid="0039053b" officeooo:paragraph-rsid="0039053b"/>
    </style:style>
    <style:style style:name="P3" style:family="paragraph" style:parent-style-name="Text_20_body" style:list-style-name="L1">
      <style:text-properties officeooo:rsid="003affe1" officeooo:paragraph-rsid="003affe1"/>
    </style:style>
    <style:style style:name="P4" style:family="paragraph" style:parent-style-name="Text_20_body">
      <style:text-properties officeooo:rsid="003affe1" officeooo:paragraph-rsid="003affe1"/>
    </style:style>
    <style:style style:name="P5" style:family="paragraph" style:parent-style-name="Text_20_body" style:list-style-name="L2">
      <style:text-properties officeooo:rsid="003affe1" officeooo:paragraph-rsid="003affe1"/>
    </style:style>
    <style:style style:name="P6" style:family="paragraph" style:parent-style-name="Text_20_body">
      <style:text-properties officeooo:paragraph-rsid="003affe1"/>
    </style:style>
    <style:style style:name="P7" style:family="paragraph" style:parent-style-name="Text_20_body">
      <style:text-properties officeooo:paragraph-rsid="0039053b"/>
    </style:style>
    <style:style style:name="P8" style:family="paragraph" style:parent-style-name="Text_20_body" style:list-style-name="L4"/>
    <style:style style:name="P9" style:family="paragraph" style:parent-style-name="Text_20_body">
      <style:text-properties officeooo:rsid="0064a7c7" officeooo:paragraph-rsid="0064a7c7"/>
    </style:style>
    <style:style style:name="P10" style:family="paragraph" style:parent-style-name="Text_20_body" style:list-style-name="L5">
      <style:text-properties officeooo:paragraph-rsid="0064a7c7"/>
    </style:style>
    <style:style style:name="P11" style:family="paragraph" style:parent-style-name="Text_20_body" style:list-style-name="L6">
      <style:text-properties officeooo:rsid="0066eaae" officeooo:paragraph-rsid="0066eaae"/>
    </style:style>
    <style:style style:name="P12" style:family="paragraph" style:parent-style-name="Text_20_body">
      <style:text-properties officeooo:rsid="0068841d" officeooo:paragraph-rsid="0068841d"/>
    </style:style>
    <style:style style:name="P13" style:family="paragraph" style:parent-style-name="Text_20_body" style:list-style-name="L10">
      <style:text-properties officeooo:rsid="0068841d" officeooo:paragraph-rsid="0068841d"/>
    </style:style>
    <style:style style:name="P14" style:family="paragraph" style:parent-style-name="Text_20_body" style:list-style-name="L10">
      <style:text-properties officeooo:paragraph-rsid="0068841d"/>
    </style:style>
    <style:style style:name="P15" style:family="paragraph" style:parent-style-name="Title">
      <style:text-properties officeooo:paragraph-rsid="00400549"/>
    </style:style>
    <style:style style:name="P16" style:family="paragraph" style:parent-style-name="Quotations">
      <style:text-properties fo:font-style="italic" style:font-style-asian="italic" style:font-style-complex="italic"/>
    </style:style>
    <style:style style:name="P17" style:family="paragraph" style:parent-style-name="Preformatted_20_Text" style:list-style-name="L10"/>
    <style:style style:name="P18" style:family="paragraph" style:parent-style-name="preformat" style:list-style-name="L10"/>
    <style:style style:name="P19" style:family="paragraph" style:parent-style-name="preformat" style:list-style-name="L6"/>
    <style:style style:name="T1" style:family="text">
      <style:text-properties fo:font-style="normal" style:font-style-asian="normal" style:font-style-complex="normal"/>
    </style:style>
    <style:style style:name="T2" style:family="text">
      <style:text-properties fo:font-style="normal" officeooo:rsid="00566ae1" style:font-style-asian="normal" style:font-style-complex="normal"/>
    </style:style>
    <style:style style:name="T3" style:family="text">
      <style:text-properties officeooo:rsid="0036bee4"/>
    </style:style>
    <style:style style:name="T4" style:family="text">
      <style:text-properties officeooo:rsid="0039053b"/>
    </style:style>
    <style:style style:name="T5" style:family="text">
      <style:text-properties officeooo:rsid="003affe1"/>
    </style:style>
    <style:style style:name="T6" style:family="text">
      <style:text-properties officeooo:rsid="00493f0c"/>
    </style:style>
    <style:style style:name="T7" style:family="text">
      <style:text-properties officeooo:rsid="004b838d"/>
    </style:style>
    <style:style style:name="T8" style:family="text">
      <style:text-properties officeooo:rsid="004d0413"/>
    </style:style>
    <style:style style:name="T9" style:family="text">
      <style:text-properties officeooo:rsid="004df958"/>
    </style:style>
    <style:style style:name="T10" style:family="text">
      <style:text-properties officeooo:rsid="004f7fea"/>
    </style:style>
    <style:style style:name="T11" style:family="text">
      <style:text-properties officeooo:rsid="00509827"/>
    </style:style>
    <style:style style:name="T12" style:family="text">
      <style:text-properties officeooo:rsid="0050a7c9"/>
    </style:style>
    <style:style style:name="T13" style:family="text">
      <style:text-properties officeooo:rsid="0053c733"/>
    </style:style>
    <style:style style:name="T14" style:family="text">
      <style:text-properties officeooo:rsid="005424c5"/>
    </style:style>
    <style:style style:name="T15" style:family="text">
      <style:text-properties officeooo:rsid="0055d35c"/>
    </style:style>
    <style:style style:name="T16" style:family="text">
      <style:text-properties officeooo:rsid="00567a45"/>
    </style:style>
    <style:style style:name="T17" style:family="text">
      <style:text-properties officeooo:rsid="0059c676"/>
    </style:style>
    <style:style style:name="T18" style:family="text">
      <style:text-properties officeooo:rsid="005b0356"/>
    </style:style>
    <style:style style:name="T19" style:family="text">
      <style:text-properties officeooo:rsid="005c07fc"/>
    </style:style>
    <style:style style:name="T20" style:family="text">
      <style:text-properties officeooo:rsid="005c6047"/>
    </style:style>
    <style:style style:name="T21" style:family="text">
      <style:text-properties officeooo:rsid="005db033"/>
    </style:style>
    <style:style style:name="T22" style:family="text">
      <style:text-properties officeooo:rsid="005ef052"/>
    </style:style>
    <style:style style:name="T23" style:family="text">
      <style:text-properties officeooo:rsid="005f0d83"/>
    </style:style>
    <style:style style:name="T24" style:family="text">
      <style:text-properties officeooo:rsid="00609ef7"/>
    </style:style>
    <style:style style:name="T25" style:family="text">
      <style:text-properties officeooo:rsid="0062cbc6"/>
    </style:style>
    <style:style style:name="T26" style:family="text">
      <style:text-properties officeooo:rsid="0064a7c7"/>
    </style:style>
    <style:style style:name="T27" style:family="text">
      <style:text-properties officeooo:rsid="0068841d"/>
    </style:style>
    <style:style style:name="T28" style:family="text">
      <style:text-properties style:font-name="Liberation Mono"/>
    </style:style>
    <style:style style:name="T29" style:family="text">
      <style:text-properties style:font-name="Liberation Mono" fo:font-size="10pt" style:font-size-asian="10pt" style:font-size-complex="10pt"/>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Text_20_Body">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MS Documentation</text:p>
      <text:h text:style-name="Heading_20_1" text:outline-level="1">Overview</text:h>
      <text:h text:style-name="Heading_20_2" text:outline-level="2">Software <text:span text:style-name="T3">A</text:span>rchitecture</text:h>
      <text:p text:style-name="P1"><draw:frame draw:style-name="fr1" draw:name="Image1" text:anchor-type="paragraph" svg:width="17cm" svg:height="24.044cm" draw:z-index="0"><draw:image xlink:href="https://wiki.dms.anathoth.net/images/Dms_system_architecture.png" xlink:type="simple" xlink:show="embed" xlink:actuate="onLoad"/><svg:title>Image:Dms_system_architecture.png</svg:title></draw:frame></text:p>
      <text:h text:style-name="Heading_20_4" text:outline-level="4"><text:bookmark-start text:name="__RefHeading__151_1840736033"/>Architecture Diagram<text:bookmark-end text:name="__RefHeading__151_1840736033"/></text:h>
      <text:p text:style-name="Text_20_body"><text:span text:style-name="T3">Only one of the DR replica pairs is shown above for clarity. The standby replica runs as a server of the replica SG group. PostgresQL Replication is also live to the DR replica, carried over the IPSEC connection between the DR master and replica servers. The master/replica servers use iptables/ip6tables to filter access to services carried over IPSEC.</text:span></text:p>
      <text:h text:style-name="Heading_20_3" text:outline-level="3"><draw:frame draw:style-name="fr2" draw:name="Image2" text:anchor-type="paragraph" svg:width="17cm" svg:height="12.019cm" draw:z-index="1"><draw:image xlink:href="https://wiki.dms.anathoth.net/images/Network_Layout.png" xlink:type="simple" xlink:show="embed" xlink:actuate="onLoad"/><svg:title>Image:Network_Layout.png</svg:title></draw:frame></text:h>
      <text:h text:style-name="Heading_20_4" text:outline-level="4"><text:bookmark-start text:name="__RefHeading__153_1840736033"/>Conceptual Network Diagram<text:bookmark-end text:name="__RefHeading__153_1840736033"/></text:h>
      <text:p text:style-name="P7"><text:span text:style-name="T4">The DMS is designed to support anycast and unicast servers, as per best practise guidelines.</text:span></text:p>
      <text:h text:style-name="Heading_20_3" text:outline-level="3">DMS Feature<text:span text:style-name="T6">s</text:span></text:h>
      <text:list xml:id="list8409533489075485157" text:style-name="L4">
        <text:list-item>
          <text:p text:style-name="P8"><text:span text:style-name="T6">IPv6 fully supported in back end and front end</text:span></text:p>
        </text:list-item>
      </text:list>
      <text:list xml:id="list7197026534484014147" text:style-name="L1">
        <text:list-item>
          <text:p text:style-name="P2">IPv6 DNS RRs (AAAA)</text:p>
        </text:list-item>
        <text:list-item>
          <text:p text:style-name="P2">Dynamic DNS configuration of Master server reduces need for reconfig and reload operations.</text:p>
        </text:list-item>
        <text:list-item>
          <text:p text:style-name="P2">DNS RRs supported include SOA NS A AAAA MX PTR TXT SPF RP SSHFP SRV NSAP NAPTR LOC KX</text:p>
        </text:list-item>
        <text:list-item>
          <text:p text:style-name="P2">IPSECKEY HINFO CERT DS. DNSSEC handled by bind9 master</text:p>
        </text:list-item>
        <text:list-item>
          <text:p text:style-name="P2">Auto DNSSEC via Bind9 dynamic DNS. Bind9 master server auto maintains zone DNSSEC operation<text:span text:style-name="T13">s </text:span>records and signing. NSEC3 and NSEC supported. DNSSEC key management on Master server file syste<text:span text:style-name="T16">m </text:span>pending write of key management module. Key material directory is replicated via DR protocol (rsync<text:span text:style-name="T7">) </text:span>though. DMS is fully enabled to use DNSSEC for securing our core domains.</text:p>
        </text:list-item>
        <text:list-item>
          <text:p text:style-name="P2">Apex resource record (SOA and NS) management across all zones – can be turned off per zone.</text:p>
        </text:list-item>
        <text:list-item>
          <text:p text:style-name="P2">Auto reverse PTR generation</text:p>
        </text:list-item>
        <text:list-item>
          <text:p text:style-name="P2">Customer control of their own automated reverse DNS. Individual PTR records, and complete reverse zones.</text:p>
        </text:list-item>
        <text:list-item>
          <text:p text:style-name="P2">Useful for business IPv6 and IPv4 blocks. Enables on site use of IP PABX, intranet and email for SMBs o<text:span text:style-name="T8">n </text:span>XDSL/Fibre.</text:p>
        </text:list-item>
        <text:list-item>
          <text:p text:style-name="P2">zone_tool command line administrative tool on master servers</text:p>
        </text:list-item>
        <text:list-item>
          <text:p text:style-name="P2">IPSEC secured communications between each of DR master replicas and slaves</text:p>
        </text:list-item>
        <text:list-item>
          <text:p text:style-name="P2">Modular design. For example, Racoon IPSEC can be replaced if needed.</text:p>
        </text:list-item>
        <text:list-item>
          <text:p text:style-name="P2">Multiple Slave DNS server software implementations. NL Netlabs nsd3 and Knot can be used as a slave server onc<text:span text:style-name="T9">e </text:span>back-end code is completed, and a simple configuration monitoring/HUP daemon implemented to run on ea<text:span text:style-name="T14">ch </text:span>slave.</text:p>
        </text:list-item>
        <text:list-item>
          <text:p text:style-name="P2">slave server/Server Groups (SG) support. Live migration of zones.</text:p>
        </text:list-item>
        <text:list-item>
          <text:p text:style-name="P2">Private SGs for internal Voyager/NET24 zones.</text:p>
        </text:list-item>
        <text:list-item>
          <text:p text:style-name="P2">Retention of deleted zones in database for aged auto-deletion later.</text:p>
        </text:list-item>
        <text:list-item>
          <text:p text:style-name="P2">Multiple Zone Instances per Zone. Roll forward and roll back changes. Again old ZIs aged for auto deletio<text:span text:style-name="T10">n </text:span>above a threshold number.</text:p>
        </text:list-item>
        <text:list-item>
          <text:p text:style-name="P3">Templates used for generating name server configuration includes - master, replicas and slaves.</text:p>
        </text:list-item>
        <text:list-item>
          <text:p text:style-name="P3">Rsync to distribute name server configuration to servers.</text:p>
        </text:list-item>
        <text:list-item>
          <text:p text:style-name="P3">Central distribution of name server configuration segments.</text:p>
        </text:list-item>
        <text:list-item>
          <text:p text:style-name="P3">Hot standby master replica for DR purposes with manually controlled fail over. Includes automati<text:span text:style-name="T11">c </text:span>replica/slave server reconfiguration.</text:p>
        </text:list-item>
        <text:list-item>
          <text:p text:style-name="P3">WSGI JSON RPC over HTTPS API for mulitple front ends</text:p>
        </text:list-item>
        <text:list-item>
          <text:p text:style-name="P3">Security tags to control what front ends can see</text:p>
        </text:list-item>
        <text:list-item>
          <text:p text:style-name="P3">Zone reference metadata to tag the zone with the owner/customer entity ID. Set by DMI when a zone i<text:span text:style-name="T12">s </text:span>created. Tag out of table in DB via foreign key for easy reference renaming.</text:p>
        </text:list-item>
        <text:list-item>
          <text:p text:style-name="P3">zone_tool has built in pager support and editor support via standard shell environment variables.</text:p>
        </text:list-item>
        <text:list-item>
          <text:p text:style-name="P3">zone_tool has a configurable restricted shell mode for Help Desk use</text:p>
        </text:list-item>
        <text:list-item>
          <text:p text:style-name="P3">RR Groups and RR comments supported in DB for use in text editor and in Web Admin DMI </text:p>
        </text:list-item>
        <text:list-item>
          <text:p text:style-name="P3">zone_tool has colourised diff support to display changes between different ZIs for a zone</text:p>
        </text:list-item>
        <text:list-item>
          <text:p text:style-name="P3">Vim can be used as zone tool editor, giving DNS colourised Zone file syntax high lighting.</text:p>
        </text:list-item>
      </text:list>
      <text:h text:style-name="Heading_20_3" text:outline-level="3">Programming Languag<text:span text:style-name="T15">e</text:span></text:h>
      <text:p text:style-name="Text_20_body"><text:span text:style-name="T5">The DMS back-end software is written in Python 3.x, which is a good choice given the code base size of 22,000 lines. Python is well suited to larger projects, and fully object oriented, and very clear and systematically defined. <text:s/>Python 3.x was chosen over 2.x for future proofing.</text:span></text:p>
      <text:p text:style-name="P4">The Python JSON RPC interface is implemented with Apache2 mod_wsgi, with a back end DNS Manager Daemon. <text:span text:style-name="T2">Z</text:span><text:span text:style-name="T1">one_tool </text:span>is a command line shell environment that implements all the functionality of the JSO<text:span text:style-name="T25">N </text:span>RPC calls, as wel<text:span text:style-name="T17">l </text:span>as DMS systems configuration and management functionality. This common code functionality allows the JSON RPC calls to be called from a terminal, where a debugger can be used, for ease of development.</text:p>
      <text:p text:style-name="P4">A state machine and event queue design is used, with state and event information recorded in PostgresQL. Stat<text:span text:style-name="T18">e </text:span>machines exist for each:</text:p>
      <text:list xml:id="list231711530984679863" text:style-name="L2">
        <text:list-item>
          <text:p text:style-name="P5">DNS zone to track life-cycle state of zone</text:p>
        </text:list-item>
        <text:list-item>
          <text:p text:style-name="P5">Master server configuration</text:p>
        </text:list-item>
        <text:list-item>
          <text:p text:style-name="P5">DNS replica/slave server configuration and reload cycles.</text:p>
        </text:list-item>
      </text:list>
      <text:h text:style-name="Heading_20_3" text:outline-level="3"><text:bookmark-start text:name="__RefHeading__159_1840736033"/>DNS server softwar<text:span text:style-name="T19">e</text:span><text:bookmark-end text:name="__RefHeading__159_1840736033"/></text:h>
      <text:p text:style-name="P4">Decided to go forward using ISC Bind 9 as DNSSEC is on the way, and Bind 9 will be the software used to roll thi<text:span text:style-name="T20">s </text:span>out. Other implementations of DNS software exist, Netlabs NL NSD3 is one, but it looks more suited to a TL<text:span text:style-name="T25">D </text:span>registry and large site/domain use than for DNS Provider use for small zones.</text:p>
      <text:p text:style-name="P4">The DNS server state machine classes are designed so that NL Netlabs nsd 3.x can be added latter on as a slav<text:span text:style-name="T21">e </text:span>server. This is done achieved by the use of state machine design, object oriented code and modularity.</text:p>
      <text:p text:style-name="P4">A Hidden Master DNS architecture is implemented, with a DR replica master server.</text:p>
      <text:h text:style-name="Heading_20_3" text:outline-level="3"><text:bookmark-start text:name="__RefHeading__161_1840736033"/>Back-end Database<text:bookmark-end text:name="__RefHeading__161_1840736033"/></text:h>
      <text:p text:style-name="P4">PosgresQL 9.x. PostgresQL has a significant history of high end functionality including transactions and store<text:span text:style-name="T22">d </text:span>procedures. Replication is also baked in as well.</text:p>
      <text:h text:style-name="Heading_20_3" text:outline-level="3"><text:bookmark-start text:name="__RefHeading__163_1840736033"/>DMI Server/Client<text:span text:style-name="T22">s</text:span><text:bookmark-end text:name="__RefHeading__163_1840736033"/></text:h>
      <text:p text:style-name="P6"><text:span text:style-name="T5">Web DNS site UIs communicate with DMS via the WSGI server. An administrative help desk DNS Management Interface can be implemented. To begin with, the DMS will be administered via zone_tool by ssh into the Master DMS system.</text:span></text:p>
      <text:h text:style-name="Heading_20_3" text:outline-level="3"><text:bookmark-start text:name="__RefHeading__165_1840736033"/>Network protocols and securit<text:span text:style-name="T23">y</text:span><text:bookmark-end text:name="__RefHeading__165_1840736033"/></text:h>
      <text:p text:style-name="P4">DNS and logging traffic between the slave servers outside Net24 is be secured using IPSEC. Iptables filtering an<text:span text:style-name="T23">d </text:span>IPSEC SAs are used to control the traffic that the slave servers accept from the network and Internet. IPSEC SAs exist for zone update and port 53 administrative traffic, and secure that traffic. Ie, DNS Traffic from the Master DNS server will be secured using IPSEC. This keeps all the cryptographic verbiage out of the DNS server configurations, and makes them a lot simpler to generate from templates. IP numbers and acls may need to be inserted in the named.conf files to identify the designation of administrative control and updates from the Master DNS server, but this is a lot easier that having to track of lot of configuration details about TSIG/SIG0 keys for each individual master-slave relationship, and where they are used....</text:p>
      <text:h text:style-name="Heading_20_3" text:outline-level="3"><text:bookmark-start text:name="__RefHeading__167_1840736033"/>Web UI Framework<text:bookmark-end text:name="__RefHeading__167_1840736033"/></text:h>
      <text:p text:style-name="P4">The Web GUI for the DMI will be rendered using ExtJS. Check logic, and business logic will be separated out an<text:span text:style-name="T24">d </text:span>not mixed in (as much as possible) with the UI. This is basically a Mode View Controller programming model.</text:p>
      <text:h text:style-name="Heading_20_2" text:outline-level="2">Technical Notes</text:h>
      <text:h text:style-name="Heading_20_3" text:outline-level="3">Anycast Redux</text:h>
      <text:p text:style-name="P9">Refer to RFCs 3528 and 4786. Also refer to http://dns.isc.org/f-root/ and http://www.isc.org/solutions/sns-anycast</text:p>
      <text:list xml:id="list8622880407649874430" text:style-name="L5">
        <text:list-item>
          <text:p text:style-name="P10"><text:span text:style-name="T26">ISCs experience is that a combination of anycast and unicast DNS servers is the most reliable. Due to routing and load balancing instabilities, the unicast servers are required to fill in the holes of service. Like interference fringes from overlapping point wave sources.</text:span></text:p>
        </text:list-item>
        <text:list-item>
          <text:p text:style-name="P10"><text:span text:style-name="T26">Small length TCP sessions mostly work.</text:span></text:p>
        </text:list-item>
        <text:list-item>
          <text:p text:style-name="P10"><text:span text:style-name="T26">Keep Local node routing to one AS as mush as possible, due to trouble shooting difficulties.</text:span></text:p>
        </text:list-item>
        <text:list-item>
          <text:p text:style-name="P10"><text:span text:style-name="T26">Global node routing has to be very stable.</text:span></text:p>
        </text:list-item>
        <text:list-item>
          <text:p text:style-name="P10"><text:span text:style-name="T26">As soon as a DNS server can't keep content in sync with master, just shut down named, rather than withdrawing route.</text:span></text:p>
        </text:list-item>
        <text:list-item>
          <text:p text:style-name="P10"><text:span text:style-name="T26">Turn off PMTU on anycast DNS servers</text:span></text:p>
        </text:list-item>
        <text:list-item>
          <text:p text:style-name="P10"><text:span text:style-name="T26">Don't filter UDP fragments</text:span></text:p>
        </text:list-item>
        <text:list-item>
          <text:p text:style-name="P10"><text:span text:style-name="T26">Set IPv6 MTU on anycast servers to 1280 bytes to avoid fragmentation.</text:span></text:p>
        </text:list-item>
        <text:list-item>
          <text:p text:style-name="P10"><text:span text:style-name="T26">Remember that DNS resolvers are v. good at handling non-responsive servers.</text:span></text:p>
        </text:list-item>
        <text:list-item>
          <text:p text:style-name="P10"><text:span text:style-name="T26">Also note that anycast address should at least be on a loopback interface.</text:span></text:p>
        </text:list-item>
        <text:list-item>
          <text:p text:style-name="P10"><text:span text:style-name="T26">Good idea for anycast/slave server to have 2 interfaces - one for query traffic, the other for admin and talking to master server. These should be connected to separate interfaces on upstream router. Avoids a DOS overflowing TX queue affecting admin of the server</text:span></text:p>
        </text:list-item>
      </text:list>
      <text:h text:style-name="Heading_20_3" text:outline-level="3">Building Debian Packages</text:h>
      <text:h text:style-name="Heading_20_4" text:outline-level="4">Prerequisites</text:h>
      <text:list xml:id="list8415496366830007929" text:style-name="L6">
        <text:list-item>
          <text:p text:style-name="P11">Debian VM</text:p>
        </text:list-item>
        <text:list-item>
          <text:p text:style-name="P11">git installed</text:p>
        </text:list-item>
        <text:list-item>
          <text:p text:style-name="P19">apt-get build-dep dms</text:p>
        </text:list-item>
        <text:list-item>
          <text:p text:style-name="P19">git clone git+ssh://grantma@git.debian.org//git/dms/dms.git</text:p>
        </text:list-item>
      </text:list>
      <text:h text:style-name="Heading_20_4" text:outline-level="4">Building Package</text:h>
      <text:p text:style-name="P12">This needs fleshing out. Just quick notes at the moment.</text:p>
      <text:list xml:id="list3977432738495500932" text:style-name="L10">
        <text:list-item>
          <text:p text:style-name="P14"><text:span text:style-name="T27">Update debian/changelog</text:span></text:p>
          <text:p text:style-name="P17">wheezy-dev$ git-dch –commit</text:p>
          <text:p text:style-name="P17"/>
        </text:list-item>
        <text:list-item>
          <text:p text:style-name="P13">Build Package</text:p>
          <text:p text:style-name="P17">wheezy-dev$ git-buildpackage -rfakeroot -uc -us –git-tag</text:p>
          <text:p text:style-name="P17"/>
          <text:p text:style-name="P18">You can also add <text:span text:style-name="T29">–git-sign-tag</text:span> to above.</text:p>
        </text:list-item>
      </text:list>
      <text:h text:style-name="Heading_20_3" text:outline-level="3">Master Server Install from Source Repository</text:h>
      <text:p text:style-name="P16">This may be a bit out of date, but useful for details hidden by Debian Packaging</text:p>
      <text:h text:style-name="Heading_20_3" text:outline-level="3">DMS Debian Install Document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anumGothicCoding" svg:font-family="NanumGothicCoding"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anumGothic" svg:font-family="Nanum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anumGothic" style:font-size-asian="10.5pt" style:language-asian="ko" style:country-asian="KR"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anumGothic" style:font-size-asian="10.5pt" style:language-asian="ko" style:country-asian="KR"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anumGothic" style:font-family-asian="Nanum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anumGothicCoding" style:font-family-asian="NanumGothicCoding"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 style:family="paragraph" style:parent-style-name="Text_20_body">
      <style:text-properties officeooo:rsid="0068841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7cm" svg:height="12.019cm" text:anchor-type="paragraph" svg:x="2.215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Grant</meta:initial-creator>
    <meta:creation-date>2014-06-15T17:01:23.144235242</meta:creation-date>
    <dc:date>2014-06-16T17:41:25.687636944</dc:date>
    <dc:creator>Matthew Grant</dc:creator>
    <meta:editing-duration>PT5H41M58S</meta:editing-duration>
    <meta:editing-cycles>80</meta:editing-cycles>
    <meta:generator>LibreOffice/4.2.4.2$Linux_X86_64 LibreOffice_project/420m0$Build-2</meta:generator>
    <dc:title>DMS_Manual</dc:title>
    <meta:document-statistic meta:table-count="0" meta:image-count="2" meta:object-count="0" meta:page-count="1" meta:paragraph-count="87" meta:word-count="1381" meta:character-count="8344" meta:non-whitespace-character-count="7046"/>
  </office:meta>
</office:document-meta>
</file>